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netBaseMatchingTask.setDes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BaseMatchingTask.getDes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BaseMatchingTask.addSrc( FileSet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BaseMatchingTask.addFilesToCommand( Hashtable filesToBuild , NetCommand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tnetBaseMatchingTask.addFilesAndExecute( NetCommand command , boolean ignoreTimestam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tnetBaseMatchingTask.getOutputFileTimestam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tnetBaseMatchingTask.setSrcDir( File src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BaseMatchingTask.buildFileList( NetCommand command , Hashtable filesToBuild , long outputTimesta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tnetBaseMatchingTask.getSrc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